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text-autospace="none"/>
    </style:style>
    <style:style style:name="P2" style:family="paragraph" style:parent-style-name="Standard">
      <style:paragraph-properties style:text-autospace="none"/>
      <style:text-properties fo:color="#0000ff" style:font-name="Consolas" fo:font-size="9.5pt" style:font-name-asian="Consolas" style:font-size-asian="9.5pt" style:font-name-complex="Consolas" style:font-size-complex="9.5pt"/>
    </style:style>
    <style:style style:name="P3" style:family="paragraph" style:parent-style-name="Standard">
      <style:paragraph-properties style:text-autospace="none"/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P4" style:family="paragraph" style:parent-style-name="Standard">
      <style:paragraph-properties style:text-autospace="none"/>
      <style:text-properties fo:color="#808080" style:font-name="Consolas" fo:font-size="9.5pt" style:font-name-asian="Consolas" style:font-size-asian="9.5pt" style:font-name-complex="Consolas" style:font-size-complex="9.5pt"/>
    </style:style>
    <style:style style:name="P5" style:family="paragraph" style:parent-style-name="Standard">
      <style:paragraph-properties style:text-autospace="none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P6" style:family="paragraph" style:parent-style-name="Standard">
      <style:paragraph-properties style:text-autospace="none"/>
      <style:text-properties fo:color="#ff0000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paragraph-properties style:border-line-width-bottom="0.088cm 0.035cm 0.035cm" fo:padding="0.074cm" fo:border-left="none" fo:border-right="none" fo:border-top="none" fo:border-bottom="0.158cm double #000000" style:join-border="false"/>
    </style:style>
    <style:style style:name="P8" style:family="paragraph" style:parent-style-name="Standard">
      <style:paragraph-properties style:border-line-width-bottom="0.088cm 0.035cm 0.035cm" fo:padding="0.074cm" fo:border-left="none" fo:border-right="none" fo:border-top="none" fo:border-bottom="0.158cm double #000000" style:text-autospace="none" style:join-border="false"/>
      <style:text-properties fo:color="#ff0000" style:font-name="Consolas" fo:font-size="9.5pt" style:font-name-asian="Consolas" style:font-size-asian="9.5pt" style:font-name-complex="Consolas" style:font-size-complex="9.5pt"/>
    </style:style>
    <style:style style:name="P9" style:family="paragraph" style:parent-style-name="Standard">
      <style:paragraph-properties style:border-line-width-bottom="0.088cm 0.035cm 0.035cm" fo:padding="0.074cm" fo:border-left="none" fo:border-right="none" fo:border-top="none" fo:border-bottom="0.158cm double #000000" style:text-autospace="none" style:join-border="false"/>
      <style:text-properties fo:color="#0000ff" style:font-name="Consolas" fo:font-size="9.5pt" style:font-name-asian="Consolas" style:font-size-asian="9.5pt" style:font-name-complex="Consolas" style:font-size-complex="9.5pt"/>
    </style:style>
    <style:style style:name="P10" style:family="paragraph" style:parent-style-name="Standard">
      <style:paragraph-properties fo:padding="0.074cm" fo:border-left="none" fo:border-right="none" fo:border-top="none" fo:border-bottom="0.002cm solid #000000" style:text-autospace="none" style:join-border="false"/>
      <style:text-properties fo:color="#ff0000" style:font-name="Consolas" fo:font-size="9.5pt" style:font-name-asian="Consolas" style:font-size-asian="9.5pt" style:font-name-complex="Consolas" style:font-size-complex="9.5pt"/>
    </style:style>
    <style:style style:name="P11" style:family="paragraph" style:parent-style-name="Standard">
      <style:paragraph-properties fo:padding="0.074cm" fo:border-left="none" fo:border-right="none" fo:border-top="none" fo:border-bottom="0.002cm solid #000000" style:text-autospace="none" style:join-border="false"/>
    </style:style>
    <style:style style:name="P12" style:family="paragraph" style:parent-style-name="Standard">
      <style:paragraph-properties fo:padding="0.074cm" fo:border-left="none" fo:border-right="none" fo:border-top="none" fo:border-bottom="0.002cm solid #000000" style:text-autospace="none" style:join-border="false"/>
      <style:text-properties fo:color="#0000ff" style:font-name="Consolas" fo:font-size="9.5pt" style:font-name-asian="Consolas" style:font-size-asian="9.5pt" style:font-name-complex="Consolas" style:font-size-complex="9.5pt"/>
    </style:style>
    <style:style style:name="P13" style:family="paragraph" style:parent-style-name="Standard">
      <style:paragraph-properties fo:padding="0.074cm" fo:border-left="none" fo:border-right="none" fo:border-top="none" fo:border-bottom="0.002cm solid #000000" style:text-autospace="none" style:join-border="false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P14" style:family="paragraph" style:parent-style-name="Standard">
      <style:paragraph-properties fo:padding="0.074cm" fo:border-left="none" fo:border-right="none" fo:border-top="none" fo:border-bottom="0.002cm solid #000000" style:text-autospace="none" style:join-border="false"/>
      <style:text-properties fo:color="#ff0000" style:font-name="Consolas" fo:font-size="9.5pt" style:font-name-asian="Consolas" style:font-size-asian="9.5pt" style:font-name-complex="Consolas" style:font-size-complex="9.5pt"/>
    </style:style>
    <style:style style:name="P15" style:family="paragraph" style:parent-style-name="Standard">
      <style:text-properties fo:color="#ff0000" style:font-name="Consolas" fo:font-size="9.5pt" style:font-name-asian="Consolas" style:font-size-asian="9.5pt" style:font-name-complex="Consolas" style:font-size-complex="9.5pt"/>
    </style:style>
    <style:style style:name="P16" style:family="paragraph" style:parent-style-name="Standard">
      <style:paragraph-properties style:text-autospace="none"/>
      <style:text-properties fo:color="#ff0000" style:font-name="Consolas" fo:font-size="9.5pt" style:font-name-asian="Consolas" style:font-size-asian="9.5pt" style:font-name-complex="Consolas" style:font-size-complex="9.5pt"/>
    </style:style>
    <style:style style:name="P17" style:family="paragraph" style:parent-style-name="Standard">
      <style:paragraph-properties style:text-autospace="none"/>
    </style:style>
    <style:style style:name="P18" style:family="paragraph" style:parent-style-name="Standard">
      <style:paragraph-properties style:text-autospace="none"/>
      <style:text-properties fo:color="#0000ff" style:font-name="Consolas" fo:font-size="9.5pt" style:font-name-asian="Consolas" style:font-size-asian="9.5pt" style:font-name-complex="Consolas" style:font-size-complex="9.5pt"/>
    </style:style>
    <style:style style:name="P19" style:family="paragraph" style:parent-style-name="Standard" style:list-style-name="">
      <style:paragraph-properties style:text-autospace="none"/>
      <style:text-properties fo:color="#0000ff" style:font-name="Consolas" fo:font-size="9.5pt" style:font-name-asian="Consolas" style:font-size-asian="9.5pt" style:font-name-complex="Consolas" style:font-size-complex="9.5pt"/>
    </style:style>
    <style:style style:name="P20" style:family="paragraph" style:parent-style-name="Standard" style:list-style-name="">
      <style:paragraph-properties style:text-autospace="none"/>
    </style:style>
    <style:style style:name="P21" style:family="paragraph" style:parent-style-name="Standard" style:list-style-name="">
      <style:paragraph-properties style:text-autospace="none"/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P22" style:family="paragraph" style:parent-style-name="Standard">
      <style:paragraph-properties style:border-line-width-bottom="0.088cm 0.035cm 0.035cm" fo:padding="0.074cm" fo:border-left="none" fo:border-right="none" fo:border-top="none" fo:border-bottom="0.158cm double #000000" style:text-autospace="none" style:join-border="false"/>
    </style:style>
    <style:style style:name="P23" style:family="paragraph" style:parent-style-name="Standard" style:list-style-name="">
      <style:paragraph-properties style:border-line-width-bottom="0.088cm 0.035cm 0.035cm" fo:padding="0.074cm" fo:border-left="none" fo:border-right="none" fo:border-top="none" fo:border-bottom="0.158cm double #000000" style:text-autospace="none" style:join-border="false"/>
      <style:text-properties fo:color="#0000ff" style:font-name="Consolas" fo:font-size="9.5pt" style:font-name-asian="Consolas" style:font-size-asian="9.5pt" style:font-name-complex="Consolas" style:font-size-complex="9.5pt"/>
    </style:style>
    <style:style style:name="T1" style:family="text">
      <style:text-properties fo:color="#0000ff"/>
    </style:style>
    <style:style style:name="T2" style:family="text">
      <style:text-properties fo:color="#0000ff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style:use-window-font-color="true"/>
    </style:style>
    <style:style style:name="T4" style:family="text">
      <style:text-properties style:use-window-font-color="true" style:font-name="Consolas" fo:font-size="9.5pt" style:font-name-asian="Consolas" style:font-size-asian="9.5pt" style:font-name-complex="Consolas" style:font-size-complex="9.5pt"/>
    </style:style>
    <style:style style:name="T5" style:family="text">
      <style:text-properties fo:color="#808080"/>
    </style:style>
    <style:style style:name="T6" style:family="text">
      <style:text-properties fo:color="#808080" style:font-name="Consolas" fo:font-size="9.5pt" style:font-name-asian="Consolas" style:font-size-asian="9.5pt" style:font-name-complex="Consolas" style:font-size-complex="9.5pt"/>
    </style:style>
    <style:style style:name="T7" style:family="text">
      <style:text-properties fo:color="#ff0000" style:font-name="Consolas" fo:font-size="9.5pt" style:font-name-asian="Consolas" style:font-size-asian="9.5pt" style:font-name-complex="Consolas" style:font-size-complex="9.5pt"/>
    </style:style>
    <style:style style:name="T8" style:family="text">
      <style:text-properties fo:color="#ff00ff" style:font-name="Consolas" fo:font-size="9.5pt" style:font-name-asian="Consolas" style:font-size-asian="9.5pt" style:font-name-complex="Consolas" style:font-size-complex="9.5pt"/>
    </style:style>
    <style:style style:name="T9" style:family="text">
      <style:text-properties fo:color="#008000" style:font-name="Consolas" fo:font-size="9.5pt" style:font-name-asian="Consolas" style:font-size-asian="9.5pt" style:font-name-complex="Consolas" style:font-size-complex="9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<text:span text:style-name="T2">ALTER</text:span><text:span text:style-name="T4"> </text:span><text:span text:style-name="T2">PROCEDURE</text:span><text:span text:style-name="T4"> [dbo]</text:span><text:span text:style-name="T6">.</text:span><text:span text:style-name="T4">[AllOrderCustomerProduct] </text:span></text:p>
      <text:p text:style-name="P2">AS</text:p>
      <text:p text:style-name="P3"><text:tab/><text:tab/><text:tab/><text:tab/><text:tab/><text:tab/></text:p>
      <text:p text:style-name="P1"><text:span text:style-name="T2">select</text:span><text:span text:style-name="T4"> OrderDate</text:span><text:span text:style-name="T6">,</text:span><text:span text:style-name="T4"> DeliveryDate</text:span><text:span text:style-name="T6">,</text:span><text:span text:style-name="T4"> TotalPrice </text:span><text:span text:style-name="T6">=</text:span><text:span text:style-name="T4"> Counts </text:span><text:span text:style-name="T6">*</text:span><text:span text:style-name="T4"> UnitPrice</text:span><text:span text:style-name="T6">,</text:span><text:span text:style-name="T4"> Counts</text:span><text:span text:style-name="T6">,</text:span><text:span text:style-name="T4"> FirstName</text:span><text:span text:style-name="T6">,</text:span><text:span text:style-name="T4"> LastName</text:span><text:span text:style-name="T6">,</text:span><text:span text:style-name="T4"> ProductName</text:span><text:span text:style-name="T6">,</text:span><text:span text:style-name="T4"> UnitPrice</text:span><text:span text:style-name="T6">,</text:span><text:span text:style-name="T4"> ManufacturerName </text:span></text:p>
      <text:p text:style-name="P1"><text:span text:style-name="T2">from</text:span><text:span text:style-name="T4"> Package</text:span><text:span text:style-name="T6">,</text:span><text:span text:style-name="T4"> Customer</text:span><text:span text:style-name="T6">,</text:span><text:span text:style-name="T4"> PackageProduct</text:span><text:span text:style-name="T6">,</text:span><text:span text:style-name="T4"> Product</text:span><text:span text:style-name="T6">,</text:span><text:span text:style-name="T4"> Manufacturer </text:span></text:p>
      <text:p text:style-name="P1"><text:span text:style-name="T2">where</text:span><text:span text:style-name="T4"> </text:span></text:p>
      <text:p text:style-name="P1"><text:span text:style-name="T4"><text:tab/>Package</text:span><text:span text:style-name="T6">.</text:span><text:span text:style-name="T4">CustomerID </text:span><text:span text:style-name="T6">=</text:span><text:span text:style-name="T4"> Customer</text:span><text:span text:style-name="T6">.</text:span><text:span text:style-name="T4">CustomerID </text:span><text:span text:style-name="T6">and</text:span></text:p>
      <text:p text:style-name="P1"><text:span text:style-name="T4"><text:tab/>Package</text:span><text:span text:style-name="T6">.</text:span><text:span text:style-name="T4">PackageID </text:span><text:span text:style-name="T6">=</text:span><text:span text:style-name="T4"> PackageProduct</text:span><text:span text:style-name="T6">.</text:span><text:span text:style-name="T4">PackageID </text:span><text:span text:style-name="T6">and</text:span></text:p>
      <text:p text:style-name="P1"><text:span text:style-name="T4"><text:tab/>PackageProduct</text:span><text:span text:style-name="T6">.</text:span><text:span text:style-name="T4">ProductID </text:span><text:span text:style-name="T6">=</text:span><text:span text:style-name="T4"> Product</text:span><text:span text:style-name="T6">.</text:span><text:span text:style-name="T4">ProductID </text:span><text:span text:style-name="T6">and</text:span></text:p>
      <text:p text:style-name="P1"><text:span text:style-name="T4"><text:tab/>Product</text:span><text:span text:style-name="T6">.</text:span><text:span text:style-name="T4">ManufacturerID </text:span><text:span text:style-name="T6">=</text:span><text:span text:style-name="T4"> Manufacturer</text:span><text:span text:style-name="T6">.</text:span><text:span text:style-name="T4">ManufacturerID</text:span></text:p>
      <text:p text:style-name="Standard"/>
      <text:p text:style-name="P7"/>
      <text:p text:style-name="Standard"/>
      <text:p text:style-name="P1"><text:span text:style-name="T2">ALTER</text:span><text:span text:style-name="T4"> </text:span><text:span text:style-name="T2">PROCEDURE</text:span><text:span text:style-name="T4"> [dbo]</text:span><text:span text:style-name="T6">.</text:span><text:span text:style-name="T4">[OrderBySpecificCustomer]</text:span><text:span text:style-name="T6">(</text:span><text:span text:style-name="T4">@name </text:span><text:span text:style-name="T2">as</text:span><text:span text:style-name="T4"> </text:span><text:span text:style-name="T2">nvarchar</text:span><text:span text:style-name="T6">(</text:span><text:span text:style-name="T4">35</text:span><text:span text:style-name="T6">))</text:span></text:p>
      <text:p text:style-name="P2">as</text:p>
      <text:p text:style-name="P1"><text:span text:style-name="T2">select</text:span><text:span text:style-name="T4"> OrderDate</text:span><text:span text:style-name="T6">,</text:span><text:span text:style-name="T4"> DeliveryDate</text:span><text:span text:style-name="T6">,</text:span><text:span text:style-name="T4"> TotalPrice </text:span><text:span text:style-name="T6">=</text:span><text:span text:style-name="T4"> Counts </text:span><text:span text:style-name="T6">*</text:span><text:span text:style-name="T4"> UnitPrice</text:span><text:span text:style-name="T6">,</text:span><text:span text:style-name="T4"> Counts</text:span><text:span text:style-name="T6">,</text:span><text:span text:style-name="T4"> FirstName</text:span><text:span text:style-name="T6">,</text:span><text:span text:style-name="T4"> LastName</text:span><text:span text:style-name="T6">,</text:span><text:span text:style-name="T4"> ProductName</text:span><text:span text:style-name="T6">,</text:span><text:span text:style-name="T4"> UnitPrice</text:span><text:span text:style-name="T6">,</text:span><text:span text:style-name="T4"> ManufacturerName </text:span></text:p>
      <text:p text:style-name="P1"><text:span text:style-name="T2">from</text:span><text:span text:style-name="T4"> Package</text:span></text:p>
      <text:p text:style-name="P1"><text:span text:style-name="T6">join</text:span><text:span text:style-name="T4"> PackageProduct </text:span><text:span text:style-name="T2">on</text:span><text:span text:style-name="T4"> PackageProduct</text:span><text:span text:style-name="T6">.</text:span><text:span text:style-name="T4">PackageID </text:span><text:span text:style-name="T6">=</text:span><text:span text:style-name="T4"> Package</text:span><text:span text:style-name="T6">.</text:span><text:span text:style-name="T4">PackageID</text:span></text:p>
      <text:p text:style-name="P1"><text:span text:style-name="T6">join</text:span><text:span text:style-name="T4"> Customer </text:span><text:span text:style-name="T2">on</text:span><text:span text:style-name="T4"> Customer</text:span><text:span text:style-name="T6">.</text:span><text:span text:style-name="T4">CustomerID </text:span><text:span text:style-name="T6">=</text:span><text:span text:style-name="T4"> Package</text:span><text:span text:style-name="T6">.</text:span><text:span text:style-name="T4">CustomerID</text:span></text:p>
      <text:p text:style-name="P1"><text:span text:style-name="T6">join</text:span><text:span text:style-name="T4"> Product </text:span><text:span text:style-name="T2">on</text:span><text:span text:style-name="T4"> PackageProduct</text:span><text:span text:style-name="T6">.</text:span><text:span text:style-name="T4">ProductID </text:span><text:span text:style-name="T6">=</text:span><text:span text:style-name="T4"> Product</text:span><text:span text:style-name="T6">.</text:span><text:span text:style-name="T4">ProductID</text:span></text:p>
      <text:p text:style-name="P1"><text:span text:style-name="T6">join</text:span><text:span text:style-name="T4"> Manufacturer </text:span><text:span text:style-name="T2">on</text:span><text:span text:style-name="T4"> Manufacturer</text:span><text:span text:style-name="T6">.</text:span><text:span text:style-name="T4">ManufacturerID </text:span><text:span text:style-name="T6">=</text:span><text:span text:style-name="T4"> Product</text:span><text:span text:style-name="T6">.</text:span><text:span text:style-name="T4">ProductID </text:span></text:p>
      <text:p text:style-name="P1"><text:span text:style-name="T2">where</text:span><text:span text:style-name="T4"> </text:span></text:p>
      <text:p text:style-name="P1"><text:span text:style-name="T4"><text:tab/>Customer</text:span><text:span text:style-name="T6">.</text:span><text:span text:style-name="T4">LastName </text:span><text:span text:style-name="T6">LIKE</text:span><text:span text:style-name="T4"> </text:span><text:span text:style-name="T7">'%'</text:span><text:span text:style-name="T4"> </text:span><text:span text:style-name="T6">+</text:span><text:span text:style-name="T4"> @name </text:span><text:span text:style-name="T6">+</text:span><text:span text:style-name="T4"> </text:span><text:span text:style-name="T7">'%'</text:span></text:p>
      <text:p text:style-name="P7"/>
      <text:p text:style-name="Standard"/>
      <text:p text:style-name="P1"><text:span text:style-name="T2">ALTER</text:span><text:span text:style-name="T4"> </text:span><text:span text:style-name="T2">PROCEDURE</text:span><text:span text:style-name="T4"> [dbo]</text:span><text:span text:style-name="T6">.</text:span><text:span text:style-name="T4">[OrderByMostProducts]</text:span></text:p>
      <text:p text:style-name="P1"><text:span text:style-name="T2">as</text:span><text:span text:style-name="T4"> </text:span></text:p>
      <text:p text:style-name="P3"/>
      <text:p text:style-name="P1"><text:span text:style-name="T2">select</text:span><text:span text:style-name="T4"> </text:span><text:span text:style-name="T6">*</text:span><text:span text:style-name="T4"> </text:span><text:span text:style-name="T2">from</text:span><text:span text:style-name="T4"> Package </text:span><text:span text:style-name="T2">where</text:span><text:span text:style-name="T4"> Package</text:span><text:span text:style-name="T6">.</text:span><text:span text:style-name="T4">PackageID </text:span><text:span text:style-name="T6">=</text:span><text:span text:style-name="T4"> </text:span></text:p>
      <text:p text:style-name="P4">(</text:p>
      <text:p text:style-name="P1"><text:span text:style-name="T2">select</text:span><text:span text:style-name="T4"> </text:span><text:span text:style-name="T2">top</text:span><text:span text:style-name="T4"> 1 PackageID</text:span></text:p>
      <text:p text:style-name="P1"><text:span text:style-name="T2">from</text:span><text:span text:style-name="T4"> PackageProduct </text:span><text:span text:style-name="T2">group</text:span><text:span text:style-name="T4"> </text:span><text:span text:style-name="T2">by</text:span><text:span text:style-name="T4"> PackageID</text:span></text:p>
      <text:p text:style-name="P1"><text:span text:style-name="T2">order</text:span><text:span text:style-name="T4"> </text:span><text:span text:style-name="T2">by</text:span><text:span text:style-name="T4"> </text:span><text:span text:style-name="T8">sum</text:span><text:span text:style-name="T6">(</text:span><text:span text:style-name="T4">counts</text:span><text:span text:style-name="T6">)</text:span><text:span text:style-name="T4"> </text:span><text:span text:style-name="T2">desc</text:span></text:p>
      <text:p text:style-name="P4">)</text:p>
      <text:p text:style-name="P2">go</text:p>
      <text:p text:style-name="P1"><text:span text:style-name="T2">execute</text:span><text:span text:style-name="T4"> OrderByMostProducts</text:span></text:p>
      <text:p text:style-name="Standard"/>
      <text:p text:style-name="P7"/>
      <text:p text:style-name="Standard"/>
      <text:p text:style-name="P1"><text:span text:style-name="T2">ALTER</text:span><text:span text:style-name="T4"> </text:span><text:span text:style-name="T2">PROCEDURE</text:span><text:span text:style-name="T4"> [dbo]</text:span><text:span text:style-name="T6">.</text:span><text:span text:style-name="T4">[MostExpensiveOrder]</text:span></text:p>
      <text:p text:style-name="P2">AS</text:p>
      <text:p text:style-name="P3"/>
      <text:p text:style-name="P1"><text:span text:style-name="T2">select</text:span><text:span text:style-name="T4"> </text:span><text:span text:style-name="T2">top</text:span><text:span text:style-name="T4"> 1 FirstName</text:span><text:span text:style-name="T6">,</text:span><text:span text:style-name="T4"> LastName</text:span><text:span text:style-name="T6">,</text:span><text:span text:style-name="T4"> OrderDate</text:span><text:span text:style-name="T6">,</text:span><text:span text:style-name="T4"> PackageID</text:span><text:span text:style-name="T6">,</text:span><text:span text:style-name="T4"> </text:span><text:span text:style-name="T8">sum</text:span><text:span text:style-name="T6">(</text:span><text:span text:style-name="T4">TotalPrice</text:span><text:span text:style-name="T6">)</text:span><text:span text:style-name="T4"> </text:span><text:span text:style-name="T2">as</text:span><text:span text:style-name="T4"> SumTotalPrice</text:span></text:p>
      <text:p text:style-name="P1"><text:span text:style-name="T2">from </text:span><text:span text:style-name="T6">(</text:span></text:p>
      <text:p text:style-name="P1"><text:span text:style-name="T4"><text:tab/></text:span><text:span text:style-name="T2">select</text:span><text:span text:style-name="T4"> FirstName</text:span><text:span text:style-name="T6">,</text:span><text:span text:style-name="T4"> LastName</text:span><text:span text:style-name="T6">,</text:span><text:span text:style-name="T4"> OrderDate</text:span><text:span text:style-name="T6">,</text:span><text:span text:style-name="T4"> Package</text:span><text:span text:style-name="T6">.</text:span><text:span text:style-name="T4">PackageID</text:span><text:span text:style-name="T6">,</text:span><text:span text:style-name="T4"> TotalPrice </text:span><text:span text:style-name="T6">=</text:span><text:span text:style-name="T4"> Counts </text:span><text:span text:style-name="T6">*</text:span><text:span text:style-name="T4"> UnitPrice</text:span></text:p>
      <text:p text:style-name="P1"><text:span text:style-name="T4"><text:tab/></text:span><text:span text:style-name="T2">from</text:span><text:span text:style-name="T4"> Package</text:span></text:p>
      <text:p text:style-name="P1"><text:span text:style-name="T4"><text:tab/></text:span><text:span text:style-name="T6">join</text:span><text:span text:style-name="T4"> PackageProduct </text:span><text:span text:style-name="T2">on</text:span><text:span text:style-name="T4"> Package</text:span><text:span text:style-name="T6">.</text:span><text:span text:style-name="T4">PackageID </text:span><text:span text:style-name="T6">=</text:span><text:span text:style-name="T4"> PackageProduct</text:span><text:span text:style-name="T6">.</text:span><text:span text:style-name="T4">PackageID</text:span></text:p>
      <text:p text:style-name="P1"><text:span text:style-name="T4"><text:tab/></text:span><text:span text:style-name="T6">join</text:span><text:span text:style-name="T4"> Product </text:span><text:span text:style-name="T2">on</text:span><text:span text:style-name="T4"> PackageProduct</text:span><text:span text:style-name="T6">.</text:span><text:span text:style-name="T4">ProductID </text:span><text:span text:style-name="T6">=</text:span><text:span text:style-name="T4"> Product</text:span><text:span text:style-name="T6">.</text:span><text:span text:style-name="T4">ProductID</text:span></text:p>
      <text:p text:style-name="P1"><text:span text:style-name="T4"><text:tab/></text:span><text:span text:style-name="T6">join</text:span><text:span text:style-name="T4"> Customer </text:span><text:span text:style-name="T2">on</text:span><text:span text:style-name="T4"> Package</text:span><text:span text:style-name="T6">.</text:span><text:span text:style-name="T4">CustomerID </text:span><text:span text:style-name="T6">=</text:span><text:span text:style-name="T4"> Customer</text:span><text:span text:style-name="T6">.</text:span><text:span text:style-name="T4">CustomerID</text:span></text:p>
      <text:p text:style-name="P1"><text:span text:style-name="T6">)</text:span><text:span text:style-name="T4"> myView</text:span></text:p>
      <text:p text:style-name="P1"><text:span text:style-name="T2">group</text:span><text:span text:style-name="T4"> </text:span><text:span text:style-name="T2">by</text:span><text:span text:style-name="T4"> FirstName</text:span><text:span text:style-name="T6">,</text:span><text:span text:style-name="T4"> LastName</text:span><text:span text:style-name="T6">,</text:span><text:span text:style-name="T4"> OrderDate</text:span><text:span text:style-name="T6">,</text:span><text:span text:style-name="T4"> PackageID </text:span></text:p>
      <text:p text:style-name="P1"><text:span text:style-name="T2">order</text:span><text:span text:style-name="T4"> </text:span><text:span text:style-name="T2">by</text:span><text:span text:style-name="T4"> </text:span><text:span text:style-name="T8">sum</text:span><text:span text:style-name="T6">(</text:span><text:span text:style-name="T4">TotalPrice</text:span><text:span text:style-name="T6">)</text:span><text:span text:style-name="T4"> </text:span><text:span text:style-name="T2">desc</text:span></text:p>
      <text:p text:style-name="P1"><text:span text:style-name="T2"/></text:p>
      <text:p text:style-name="P22"/>
      <text:p text:style-name="P1"/>
      <text:p text:style-name="P15"/>
      <text:p text:style-name="P6"><text:soft-page-break/><text:span text:style-name="T1">ALTER</text:span><text:span text:style-name="T3"> </text:span><text:span text:style-name="T1">PROCEDURE</text:span><text:span text:style-name="T3"> [dbo]</text:span><text:span text:style-name="T5">.</text:span><text:span text:style-name="T3">[OrderByDeliveryCo]</text:span><text:span text:style-name="T5">(</text:span><text:span text:style-name="T3">@CoName </text:span><text:span text:style-name="T1">as</text:span><text:span text:style-name="T3"> </text:span><text:span text:style-name="T1">nvarchar</text:span><text:span text:style-name="T5">(</text:span><text:span text:style-name="T3">35</text:span><text:span text:style-name="T5">))</text:span></text:p>
      <text:p text:style-name="P2">AS</text:p>
      <text:p text:style-name="P2">BEGIN</text:p>
      <text:p text:style-name="P1"><text:span text:style-name="T4"><text:tab/></text:span><text:span text:style-name="T2">select</text:span><text:span text:style-name="T4"> Package</text:span><text:span text:style-name="T6">.</text:span><text:span text:style-name="T4">PackageID</text:span><text:span text:style-name="T6">,</text:span><text:span text:style-name="T4"> OrderDate</text:span><text:span text:style-name="T6">,</text:span><text:span text:style-name="T4"> DeliveryDate</text:span><text:span text:style-name="T6">,</text:span><text:span text:style-name="T4"> DeliveryName </text:span></text:p>
      <text:p text:style-name="P1"><text:span text:style-name="T4"><text:tab/></text:span><text:span text:style-name="T2">from</text:span><text:span text:style-name="T4"> Package </text:span></text:p>
      <text:p text:style-name="P1"><text:span text:style-name="T4"><text:tab/></text:span><text:span text:style-name="T6">join</text:span><text:span text:style-name="T4"> DeliveryCompany </text:span><text:span text:style-name="T2">on</text:span><text:span text:style-name="T4"> DeliveryCompany</text:span><text:span text:style-name="T6">.</text:span><text:span text:style-name="T4">DeliveryID </text:span><text:span text:style-name="T6">=</text:span><text:span text:style-name="T4"> Package</text:span><text:span text:style-name="T6">.</text:span><text:span text:style-name="T4">DeliveryID</text:span></text:p>
      <text:p text:style-name="P1"><text:span text:style-name="T4"><text:tab/></text:span><text:span text:style-name="T2">where</text:span><text:span text:style-name="T4"> DeliveryCompany</text:span><text:span text:style-name="T6">.</text:span><text:span text:style-name="T4">DeliveryName </text:span><text:span text:style-name="T6">LIKE</text:span><text:span text:style-name="T4"> </text:span><text:span text:style-name="T7">'%'</text:span><text:span text:style-name="T4"> </text:span><text:span text:style-name="T6">+</text:span><text:span text:style-name="T4"> @CoName </text:span><text:span text:style-name="T6">+</text:span><text:span text:style-name="T4"> </text:span><text:span text:style-name="T7">'%'</text:span></text:p>
      <text:p text:style-name="P1"><text:span text:style-name="T4"><text:tab/></text:span><text:span text:style-name="T2">order</text:span><text:span text:style-name="T4"> </text:span><text:span text:style-name="T2">by</text:span><text:span text:style-name="T4"> DeliveryName</text:span></text:p>
      <text:p text:style-name="P2">END</text:p>
      <text:p text:style-name="P10"/>
      <text:p text:style-name="P6"/>
      <text:p text:style-name="P1"><text:span text:style-name="T2">select</text:span><text:span text:style-name="T4"> Package</text:span><text:span text:style-name="T6">.</text:span><text:span text:style-name="T4">PackageID</text:span><text:span text:style-name="T6">,</text:span><text:span text:style-name="T4"> OrderDate</text:span><text:span text:style-name="T6">,</text:span><text:span text:style-name="T4"> DeliveryDate</text:span><text:span text:style-name="T6">,</text:span><text:span text:style-name="T4"> DeliveryName </text:span></text:p>
      <text:p text:style-name="P1"><text:span text:style-name="T2">from</text:span><text:span text:style-name="T4"> Package </text:span></text:p>
      <text:p text:style-name="P1"><text:span text:style-name="T6">join</text:span><text:span text:style-name="T4"> DeliveryCompany </text:span><text:span text:style-name="T2">on</text:span><text:span text:style-name="T4"> DeliveryCompany</text:span><text:span text:style-name="T6">.</text:span><text:span text:style-name="T4">DeliveryID </text:span><text:span text:style-name="T6">=</text:span><text:span text:style-name="T4"> Package</text:span><text:span text:style-name="T6">.</text:span><text:span text:style-name="T4">DeliveryID</text:span></text:p>
      <text:p text:style-name="P1"><text:span text:style-name="T2">where</text:span><text:span text:style-name="T4"> DeliveryCompany</text:span><text:span text:style-name="T6">.</text:span><text:span text:style-name="T4">DeliveryName </text:span><text:span text:style-name="T6">LIKE</text:span><text:span text:style-name="T4"> </text:span><text:span text:style-name="T7">'%'</text:span><text:span text:style-name="T4"> </text:span><text:span text:style-name="T6">+</text:span><text:span text:style-name="T4"> </text:span><text:span text:style-name="T7">'Komm'</text:span><text:span text:style-name="T4"> </text:span><text:span text:style-name="T6">+</text:span><text:span text:style-name="T4"> </text:span><text:span text:style-name="T7">'%'</text:span></text:p>
      <text:p text:style-name="P6"><text:span text:style-name="T1">order</text:span><text:span text:style-name="T3"> </text:span><text:span text:style-name="T1">by</text:span><text:span text:style-name="T3"> DeliveryName</text:span></text:p>
      <text:p text:style-name="P6"/>
      <text:p text:style-name="P8"/>
      <text:p text:style-name="P6"/>
      <text:p text:style-name="P1"><text:span text:style-name="T2">select</text:span><text:span text:style-name="T4"> Package</text:span><text:span text:style-name="T6">.</text:span><text:span text:style-name="T4">PackageID</text:span><text:span text:style-name="T6">,</text:span><text:span text:style-name="T4"> OrderDate</text:span><text:span text:style-name="T6">,</text:span><text:span text:style-name="T4"> DeliveryDate</text:span><text:span text:style-name="T6">,</text:span><text:span text:style-name="T4"> DeliveryName </text:span></text:p>
      <text:p text:style-name="P1"><text:span text:style-name="T2">from</text:span><text:span text:style-name="T4"> Package </text:span></text:p>
      <text:p text:style-name="P1"><text:span text:style-name="T6">join</text:span><text:span text:style-name="T4"> DeliveryCompany </text:span><text:span text:style-name="T2">on</text:span><text:span text:style-name="T4"> DeliveryCompany</text:span><text:span text:style-name="T6">.</text:span><text:span text:style-name="T4">DeliveryID </text:span><text:span text:style-name="T6">=</text:span><text:span text:style-name="T4"> Package</text:span><text:span text:style-name="T6">.</text:span><text:span text:style-name="T4">DeliveryID</text:span></text:p>
      <text:p text:style-name="P1"><text:span text:style-name="T2">where</text:span><text:span text:style-name="T4"> Package</text:span><text:span text:style-name="T6">.</text:span><text:span text:style-name="T4">DeliveryDate </text:span><text:span text:style-name="T6">=</text:span><text:span text:style-name="T4"> </text:span><text:span text:style-name="T7">'2016-04-04'</text:span></text:p>
      <text:p text:style-name="P10"/>
      <text:p text:style-name="P6"/>
      <text:p text:style-name="P1"><text:span text:style-name="T2">ALTER</text:span><text:span text:style-name="T4"> </text:span><text:span text:style-name="T2">PROCEDURE</text:span><text:span text:style-name="T4"> [dbo]</text:span><text:span text:style-name="T6">.</text:span><text:span text:style-name="T4">[OrderDeliveryDate]</text:span><text:span text:style-name="T6">(</text:span><text:span text:style-name="T4">@DeliveryDate </text:span><text:span text:style-name="T2">as</text:span><text:span text:style-name="T4"> </text:span><text:span text:style-name="T2">date</text:span><text:span text:style-name="T6">)</text:span></text:p>
      <text:p text:style-name="P2">AS</text:p>
      <text:p text:style-name="P2">BEGIN</text:p>
      <text:p text:style-name="P1"><text:span text:style-name="T4"><text:tab/></text:span><text:span text:style-name="T2">select</text:span><text:span text:style-name="T4"> Package</text:span><text:span text:style-name="T6">.</text:span><text:span text:style-name="T4">PackageID</text:span><text:span text:style-name="T6">,</text:span><text:span text:style-name="T4"> OrderDate</text:span><text:span text:style-name="T6">,</text:span><text:span text:style-name="T4"> DeliveryDate</text:span><text:span text:style-name="T6">,</text:span><text:span text:style-name="T4"> DeliveryName </text:span></text:p>
      <text:p text:style-name="P1"><text:span text:style-name="T4"><text:tab/></text:span><text:span text:style-name="T2">from</text:span><text:span text:style-name="T4"> Package </text:span></text:p>
      <text:p text:style-name="P1"><text:span text:style-name="T4"><text:tab/></text:span><text:span text:style-name="T6">join</text:span><text:span text:style-name="T4"> DeliveryCompany </text:span><text:span text:style-name="T2">on</text:span><text:span text:style-name="T4"> DeliveryCompany</text:span><text:span text:style-name="T6">.</text:span><text:span text:style-name="T4">DeliveryID </text:span><text:span text:style-name="T6">=</text:span><text:span text:style-name="T4"> Package</text:span><text:span text:style-name="T6">.</text:span><text:span text:style-name="T4">DeliveryID</text:span></text:p>
      <text:p text:style-name="P1"><text:span text:style-name="T4"><text:tab/></text:span><text:span text:style-name="T2">where</text:span><text:span text:style-name="T4"> Package</text:span><text:span text:style-name="T6">.</text:span><text:span text:style-name="T4">DeliveryDate </text:span><text:span text:style-name="T6">=</text:span><text:span text:style-name="T4"> @DeliveryDate </text:span><text:span text:style-name="T9">--TODO CAST(?)</text:span></text:p>
      <text:p text:style-name="P2">END</text:p>
      <text:p text:style-name="P6"/>
      <text:p text:style-name="P9"/>
      <text:p text:style-name="P2"/>
      <text:p text:style-name="P2"/>
      <text:p text:style-name="P1"><text:span text:style-name="T2">select</text:span><text:span text:style-name="T4"> DeliveryName</text:span><text:span text:style-name="T6">,</text:span><text:span text:style-name="T4"> </text:span><text:span text:style-name="T8">count</text:span><text:span text:style-name="T6">(</text:span><text:span text:style-name="T4">DeliveryName</text:span><text:span text:style-name="T6">)</text:span><text:span text:style-name="T4"> </text:span><text:span text:style-name="T2">as</text:span><text:span text:style-name="T4"> Amount</text:span></text:p>
      <text:p text:style-name="P1"><text:span text:style-name="T2">from</text:span><text:span text:style-name="T4"> Package </text:span></text:p>
      <text:p text:style-name="P1"><text:span text:style-name="T6">join</text:span><text:span text:style-name="T4"> DeliveryCompany </text:span><text:span text:style-name="T2">on</text:span><text:span text:style-name="T4"> DeliveryCompany</text:span><text:span text:style-name="T6">.</text:span><text:span text:style-name="T4">DeliveryID </text:span><text:span text:style-name="T6">=</text:span><text:span text:style-name="T4"> Package</text:span><text:span text:style-name="T6">.</text:span><text:span text:style-name="T4">DeliveryID</text:span></text:p>
      <text:p text:style-name="P1"><text:span text:style-name="T2">group</text:span><text:span text:style-name="T4"> </text:span><text:span text:style-name="T2">by</text:span><text:span text:style-name="T4"> DeliveryCompany</text:span><text:span text:style-name="T6">.</text:span><text:span text:style-name="T4">DeliveryName</text:span></text:p>
      <text:p text:style-name="P1"><text:span text:style-name="T2">order</text:span><text:span text:style-name="T4"> </text:span><text:span text:style-name="T2">by</text:span><text:span text:style-name="T4"> Amount </text:span><text:span text:style-name="T2">desc</text:span></text:p>
      <text:p text:style-name="P12"/>
      <text:p text:style-name="P2"/>
      <text:p text:style-name="P2">ALTER<text:span text:style-name="T3"> </text:span>PROCEDURE<text:span text:style-name="T3"> [dbo]</text:span><text:span text:style-name="T5">.</text:span><text:span text:style-name="T3">[DeliveryAmountOrder]</text:span></text:p>
      <text:p text:style-name="P2">AS</text:p>
      <text:p text:style-name="P2">BEGIN</text:p>
      <text:p text:style-name="P1"><text:span text:style-name="T4"><text:tab/></text:span><text:span text:style-name="T2">select</text:span><text:span text:style-name="T4"> DeliveryName</text:span><text:span text:style-name="T6">,</text:span><text:span text:style-name="T4"> </text:span><text:span text:style-name="T8">count</text:span><text:span text:style-name="T6">(</text:span><text:span text:style-name="T4">DeliveryName</text:span><text:span text:style-name="T6">)</text:span><text:span text:style-name="T4"> </text:span><text:span text:style-name="T2">as</text:span><text:span text:style-name="T4"> Amount</text:span></text:p>
      <text:p text:style-name="P1"><text:span text:style-name="T4"><text:tab/></text:span><text:span text:style-name="T2">from</text:span><text:span text:style-name="T4"> Package </text:span></text:p>
      <text:p text:style-name="P1"><text:span text:style-name="T4"><text:tab/></text:span><text:span text:style-name="T6">join</text:span><text:span text:style-name="T4"> DeliveryCompany </text:span><text:span text:style-name="T2">on</text:span><text:span text:style-name="T4"> DeliveryCompany</text:span><text:span text:style-name="T6">.</text:span><text:span text:style-name="T4">DeliveryID </text:span><text:span text:style-name="T6">=</text:span><text:span text:style-name="T4"> Package</text:span><text:span text:style-name="T6">.</text:span><text:span text:style-name="T4">DeliveryID</text:span></text:p>
      <text:p text:style-name="P1"><text:span text:style-name="T4"><text:tab/></text:span><text:span text:style-name="T2">group</text:span><text:span text:style-name="T4"> </text:span><text:span text:style-name="T2">by</text:span><text:span text:style-name="T4"> DeliveryCompany</text:span><text:span text:style-name="T6">.</text:span><text:span text:style-name="T4">DeliveryName</text:span></text:p>
      <text:p text:style-name="P1"><text:span text:style-name="T4"><text:tab/></text:span><text:span text:style-name="T2">order</text:span><text:span text:style-name="T4"> </text:span><text:span text:style-name="T2">by</text:span><text:span text:style-name="T4"> Amount </text:span><text:span text:style-name="T2">desc</text:span></text:p>
      <text:p text:style-name="P2">END</text:p>
      <text:p text:style-name="P2">GO</text:p>
      <text:p text:style-name="P1"><text:span text:style-name="T2">EXECUTE</text:span><text:span text:style-name="T4"> DeliveryAmountOrder</text:span></text:p>
      <text:p text:style-name="P2"/>
      <text:p text:style-name="P9"/>
      <text:p text:style-name="P2"/>
      <text:p text:style-name="P1"><text:span text:style-name="T2">select</text:span><text:span text:style-name="T4"> ManufacturerName</text:span><text:span text:style-name="T6">,</text:span><text:span text:style-name="T4"> </text:span><text:span text:style-name="T8">count</text:span><text:span text:style-name="T6">(</text:span><text:span text:style-name="T4">ProductName</text:span><text:span text:style-name="T6">)</text:span><text:span text:style-name="T4"> </text:span><text:span text:style-name="T2">as</text:span><text:span text:style-name="T4"> Sort</text:span></text:p>
      <text:p text:style-name="P1"><text:span text:style-name="T2">from</text:span><text:span text:style-name="T4"> Product </text:span></text:p>
      <text:p text:style-name="P1"><text:span text:style-name="T6">join</text:span><text:span text:style-name="T4"> Manufacturer </text:span><text:span text:style-name="T2">on</text:span><text:span text:style-name="T4"> Manufacturer</text:span><text:span text:style-name="T6">.</text:span><text:span text:style-name="T4">ManufacturerID </text:span><text:span text:style-name="T6">=</text:span><text:span text:style-name="T4"> Product</text:span><text:span text:style-name="T6">.</text:span><text:span text:style-name="T4">ManufacturerID</text:span></text:p>
      <text:p text:style-name="P1"><text:span text:style-name="T2">where</text:span><text:span text:style-name="T4"> ManufacturerName </text:span><text:span text:style-name="T6">LIKE</text:span><text:span text:style-name="T4"> </text:span><text:span text:style-name="T7">'%'</text:span><text:span text:style-name="T4"> </text:span><text:span text:style-name="T6">+</text:span><text:span text:style-name="T4"> </text:span><text:span text:style-name="T7">'c'</text:span><text:span text:style-name="T4"> </text:span><text:span text:style-name="T6">+</text:span><text:span text:style-name="T4"> </text:span><text:span text:style-name="T7">'%'</text:span></text:p>
      <text:p text:style-name="P1"><text:soft-page-break/><text:span text:style-name="T2">group</text:span><text:span text:style-name="T4"> </text:span><text:span text:style-name="T2">by</text:span><text:span text:style-name="T4"> ManufacturerName</text:span></text:p>
      <text:p text:style-name="P3"/>
      <text:p text:style-name="P3"/>
      <text:p text:style-name="P5">--select ProductName, UnitPrice, Available, ManufacturerName </text:p>
      <text:p text:style-name="P5">--from Product </text:p>
      <text:p text:style-name="P5">--join Manufacturer on Manufacturer.ManufacturerID = Product.ManufacturerID</text:p>
      <text:p text:style-name="P5">--where ManufacturerName LIKE '%' + 'b' + '%'</text:p>
      <text:p text:style-name="P5">--order by ManufacturerName, ProductName</text:p>
      <text:p text:style-name="P13"/>
      <text:p text:style-name="P5"/>
      <text:p text:style-name="P5"><text:span text:style-name="T1">ALTER</text:span><text:span text:style-name="T3"> </text:span><text:span text:style-name="T1">PROCEDURE</text:span><text:span text:style-name="T3"> [dbo]</text:span><text:span text:style-name="T5">.</text:span><text:span text:style-name="T3">[ManufactureAmountProduct]</text:span><text:span text:style-name="T5">(</text:span><text:span text:style-name="T3">@ManName </text:span><text:span text:style-name="T1">as</text:span><text:span text:style-name="T3"> </text:span><text:span text:style-name="T1">nvarchar</text:span><text:span text:style-name="T5">(</text:span><text:span text:style-name="T3">35</text:span><text:span text:style-name="T5">))</text:span></text:p>
      <text:p text:style-name="P2">AS</text:p>
      <text:p text:style-name="P2">BEGIN</text:p>
      <text:p text:style-name="P1"><text:span text:style-name="T4"><text:tab/></text:span><text:span text:style-name="T2">select</text:span><text:span text:style-name="T4"> ManufacturerName</text:span><text:span text:style-name="T6">,</text:span><text:span text:style-name="T4"> </text:span><text:span text:style-name="T8">count</text:span><text:span text:style-name="T6">(</text:span><text:span text:style-name="T4">ProductName</text:span><text:span text:style-name="T6">)</text:span><text:span text:style-name="T4"> </text:span><text:span text:style-name="T2">as</text:span><text:span text:style-name="T4"> Sort</text:span></text:p>
      <text:p text:style-name="P1"><text:span text:style-name="T4"><text:tab/></text:span><text:span text:style-name="T2">from</text:span><text:span text:style-name="T4"> Product </text:span></text:p>
      <text:p text:style-name="P1"><text:span text:style-name="T4"><text:tab/></text:span><text:span text:style-name="T6">join</text:span><text:span text:style-name="T4"> Manufacturer </text:span><text:span text:style-name="T2">on</text:span><text:span text:style-name="T4"> Manufacturer</text:span><text:span text:style-name="T6">.</text:span><text:span text:style-name="T4">ManufacturerID </text:span><text:span text:style-name="T6">=</text:span><text:span text:style-name="T4"> Product</text:span><text:span text:style-name="T6">.</text:span><text:span text:style-name="T4">ManufacturerID</text:span></text:p>
      <text:p text:style-name="P1"><text:span text:style-name="T4"><text:tab/></text:span><text:span text:style-name="T2">where</text:span><text:span text:style-name="T4"> ManufacturerName </text:span><text:span text:style-name="T6">LIKE</text:span><text:span text:style-name="T4"> </text:span><text:span text:style-name="T7">'%'</text:span><text:span text:style-name="T4"> </text:span><text:span text:style-name="T6">+</text:span><text:span text:style-name="T4"> @ManName </text:span><text:span text:style-name="T6">+</text:span><text:span text:style-name="T4"> </text:span><text:span text:style-name="T7">'%'</text:span></text:p>
      <text:p text:style-name="P1"><text:span text:style-name="T4"><text:tab/></text:span><text:span text:style-name="T2">group</text:span><text:span text:style-name="T4"> </text:span><text:span text:style-name="T2">by</text:span><text:span text:style-name="T4"> ManufacturerName</text:span></text:p>
      <text:p text:style-name="P2">END</text:p>
      <text:p text:style-name="P5"/>
      <text:p text:style-name="P9"/>
      <text:p text:style-name="P2"/>
      <text:p text:style-name="P2">ALTER<text:span text:style-name="T3"> </text:span>PROCEDURE<text:span text:style-name="T3"> [dbo]</text:span><text:span text:style-name="T5">.</text:span><text:span text:style-name="T3">[ProductOutOf]</text:span></text:p>
      <text:p text:style-name="P20"><text:span text:style-name="T2"><text:tab/><text:tab/></text:span><text:span text:style-name="T6">(</text:span><text:span text:style-name="T4">@mCustomerID </text:span><text:span text:style-name="T2">as</text:span><text:span text:style-name="T4"> </text:span><text:span text:style-name="T2">int</text:span><text:span text:style-name="T6">,</text:span><text:span text:style-name="T4"> @mProductName </text:span><text:span text:style-name="T2">as</text:span><text:span text:style-name="T4"> </text:span><text:span text:style-name="T2">varchar</text:span><text:span text:style-name="T6">(</text:span><text:span text:style-name="T4">35</text:span><text:span text:style-name="T6">),</text:span><text:span text:style-name="T4"> @mCounts </text:span><text:span text:style-name="T2">as</text:span><text:span text:style-name="T4"> </text:span><text:span text:style-name="T2">int</text:span><text:span text:style-name="T6">)</text:span></text:p>
      <text:p text:style-name="P19">AS</text:p>
      <text:p text:style-name="P20"><text:span text:style-name="T2">BEGIN</text:span><text:span text:style-name="T4"> </text:span></text:p>
      <text:p text:style-name="P20"><text:span text:style-name="T4"><text:tab/></text:span><text:span text:style-name="T2">declare</text:span><text:span text:style-name="T4"> @messageNO </text:span><text:span text:style-name="T2">varchar</text:span><text:span text:style-name="T6">(</text:span><text:span text:style-name="T4">50</text:span><text:span text:style-name="T6">);</text:span></text:p>
      <text:p text:style-name="P20"><text:span text:style-name="T4"><text:tab/></text:span><text:span text:style-name="T2">declare</text:span><text:span text:style-name="T4"> @messageYES </text:span><text:span text:style-name="T2">varchar</text:span><text:span text:style-name="T6">(</text:span><text:span text:style-name="T4">50</text:span><text:span text:style-name="T6">);</text:span></text:p>
      <text:p text:style-name="P20"><text:span text:style-name="T4"><text:tab/></text:span><text:span text:style-name="T2">declare</text:span><text:span text:style-name="T4"> @availability </text:span><text:span text:style-name="T2">bit</text:span><text:span text:style-name="T6">;</text:span></text:p>
      <text:p text:style-name="P20"><text:span text:style-name="T4"><text:tab/></text:span><text:span text:style-name="T2">declare</text:span><text:span text:style-name="T4"> @mOrderDate </text:span><text:span text:style-name="T2">date</text:span><text:span text:style-name="T6">;</text:span></text:p>
      <text:p text:style-name="P20"><text:span text:style-name="T4"><text:tab/></text:span><text:span text:style-name="T2">declare</text:span><text:span text:style-name="T4"> @mProductId </text:span><text:span text:style-name="T2">int</text:span><text:span text:style-name="T6">;</text:span></text:p>
      <text:p text:style-name="P21"/>
      <text:p text:style-name="P20"><text:span text:style-name="T4"><text:tab/></text:span><text:span text:style-name="T9">--mOrderDate är inte nödvändigtvis dagens datum men för enkelhets skull</text:span></text:p>
      <text:p text:style-name="P20"><text:span text:style-name="T4"><text:tab/></text:span><text:span text:style-name="T9">--mProductName är icke uniq men för enkelhets skull</text:span></text:p>
      <text:p text:style-name="P20"><text:span text:style-name="T4"><text:tab/></text:span><text:span text:style-name="T9">--DeliveryID är konstant för enkelhets skull</text:span></text:p>
      <text:p text:style-name="P20"><text:span text:style-name="T4"><text:tab/></text:span><text:span text:style-name="T2">set</text:span><text:span text:style-name="T4"> @mOrderDate </text:span><text:span text:style-name="T6">=</text:span><text:span text:style-name="T4"> </text:span><text:span text:style-name="T8">convert</text:span><text:span text:style-name="T6">(</text:span><text:span text:style-name="T2">date</text:span><text:span text:style-name="T6">,</text:span><text:span text:style-name="T4"> </text:span><text:span text:style-name="T8">getdate</text:span><text:span text:style-name="T6">())</text:span></text:p>
      <text:p text:style-name="P20"><text:span text:style-name="T4"><text:tab/></text:span><text:span text:style-name="T2">set</text:span><text:span text:style-name="T4"> @messageNO </text:span><text:span text:style-name="T6">=</text:span><text:span text:style-name="T4"> </text:span><text:span text:style-name="T7">'Unfortunatly this product is out of store.'</text:span></text:p>
      <text:p text:style-name="P20"><text:span text:style-name="T4"><text:tab/></text:span><text:span text:style-name="T2">set</text:span><text:span text:style-name="T4"> @messageYES </text:span><text:span text:style-name="T6">=</text:span><text:span text:style-name="T4"> </text:span><text:span text:style-name="T7">'A new order was created.'</text:span><text:span text:style-name="T4"><text:tab/><text:tab/></text:span></text:p>
      <text:p text:style-name="P20"><text:span text:style-name="T4"><text:tab/></text:span><text:span text:style-name="T2">set</text:span><text:span text:style-name="T4"> @availability </text:span><text:span text:style-name="T6">=</text:span><text:span text:style-name="T2"> </text:span><text:span text:style-name="T6">(</text:span><text:span text:style-name="T2">select</text:span><text:span text:style-name="T4"> Available </text:span><text:span text:style-name="T2">from</text:span><text:span text:style-name="T4"> Product </text:span><text:span text:style-name="T2">where</text:span><text:span text:style-name="T4"> ProductName </text:span><text:span text:style-name="T6">=</text:span><text:span text:style-name="T4"> @mProductName</text:span><text:span text:style-name="T6">)</text:span></text:p>
      <text:p text:style-name="P20"><text:span text:style-name="T4"><text:tab/></text:span><text:span text:style-name="T2">set</text:span><text:span text:style-name="T4"> @mProductId </text:span><text:span text:style-name="T6">=</text:span><text:span text:style-name="T2"> </text:span><text:span text:style-name="T6">(</text:span><text:span text:style-name="T2">select</text:span><text:span text:style-name="T4"> ProductID </text:span><text:span text:style-name="T2">from</text:span><text:span text:style-name="T4"> Product </text:span><text:span text:style-name="T2">where</text:span><text:span text:style-name="T4"> ProductName </text:span><text:span text:style-name="T6">=</text:span><text:span text:style-name="T4"> @mProductName</text:span><text:span text:style-name="T6">)</text:span></text:p>
      <text:p text:style-name="P21"/>
      <text:p text:style-name="P20"><text:span text:style-name="T4"><text:tab/></text:span><text:span text:style-name="T2">if</text:span><text:span text:style-name="T4"> @availability </text:span><text:span text:style-name="T6">=</text:span><text:span text:style-name="T4"> 1</text:span></text:p>
      <text:p text:style-name="P20"><text:span text:style-name="T4"><text:tab/><text:tab/></text:span><text:span text:style-name="T2">begin</text:span></text:p>
      <text:p text:style-name="P20"><text:span text:style-name="T4"><text:tab/><text:tab/><text:tab/></text:span><text:span text:style-name="T2">insert</text:span><text:span text:style-name="T4"> </text:span><text:span text:style-name="T2">into</text:span><text:span text:style-name="T4"> Package</text:span><text:span text:style-name="T6">(</text:span><text:span text:style-name="T4">OrderDate</text:span><text:span text:style-name="T6">,</text:span><text:span text:style-name="T4"> DeliveryDate</text:span><text:span text:style-name="T6">,</text:span><text:span text:style-name="T4"> TotalPrice</text:span><text:span text:style-name="T6">,</text:span><text:span text:style-name="T4"> CustomerID</text:span><text:span text:style-name="T6">,</text:span><text:span text:style-name="T4"> DeliveryID</text:span><text:span text:style-name="T6">)</text:span></text:p>
      <text:p text:style-name="P20"><text:span text:style-name="T4"><text:tab/><text:tab/><text:tab/></text:span><text:span text:style-name="T2">values</text:span><text:span text:style-name="T6">(</text:span><text:span text:style-name="T4">@mOrderDate</text:span><text:span text:style-name="T6">,</text:span><text:span text:style-name="T4"> </text:span><text:span text:style-name="T8">convert</text:span><text:span text:style-name="T6">(</text:span><text:span text:style-name="T2">date</text:span><text:span text:style-name="T6">,</text:span><text:span text:style-name="T4"> </text:span><text:span text:style-name="T8">DATEADD</text:span><text:span text:style-name="T6">(</text:span><text:span text:style-name="T8">DAY</text:span><text:span text:style-name="T6">,</text:span><text:span text:style-name="T4"> 4</text:span><text:span text:style-name="T6">,</text:span><text:span text:style-name="T4"> @mOrderDate</text:span><text:span text:style-name="T6">)),</text:span><text:span text:style-name="T4">0.0</text:span><text:span text:style-name="T6">,</text:span><text:span text:style-name="T4"> @mCustomerID</text:span><text:span text:style-name="T6">,</text:span><text:span text:style-name="T4">3</text:span><text:span text:style-name="T6">);</text:span></text:p>
      <text:p text:style-name="P21"><text:tab/><text:tab/><text:tab/></text:p>
      <text:p text:style-name="P20"><text:span text:style-name="T4"><text:tab/><text:tab/><text:tab/></text:span><text:span text:style-name="T2">insert</text:span><text:span text:style-name="T4"> </text:span><text:span text:style-name="T2">into</text:span><text:span text:style-name="T4"> PackageProduct</text:span><text:span text:style-name="T6">(</text:span><text:span text:style-name="T4">PackageID</text:span><text:span text:style-name="T6">,</text:span><text:span text:style-name="T4"> ProductID</text:span><text:span text:style-name="T6">,</text:span><text:span text:style-name="T4"> Counts</text:span><text:span text:style-name="T6">)</text:span></text:p>
      <text:p text:style-name="P20"><text:span text:style-name="T4"><text:tab/><text:tab/><text:tab/></text:span><text:span text:style-name="T2">values</text:span><text:span text:style-name="T6">(</text:span><text:span text:style-name="T8">SCOPE_IDENTITY</text:span><text:span text:style-name="T6">(),</text:span><text:span text:style-name="T4"> @mProductId</text:span><text:span text:style-name="T6">,</text:span><text:span text:style-name="T4"> @mCounts</text:span><text:span text:style-name="T6">);</text:span></text:p>
      <text:p text:style-name="P21"/>
      <text:p text:style-name="P20"><text:span text:style-name="T4"><text:tab/><text:tab/><text:tab/></text:span><text:span text:style-name="T2">print</text:span><text:span text:style-name="T4"> @messageYES</text:span><text:span text:style-name="T6">;</text:span></text:p>
      <text:p text:style-name="P20"><text:span text:style-name="T4"><text:tab/><text:tab/></text:span><text:span text:style-name="T2">end</text:span></text:p>
      <text:p text:style-name="P20"><text:span text:style-name="T4"><text:tab/></text:span><text:span text:style-name="T2">else</text:span></text:p>
      <text:p text:style-name="P20"><text:span text:style-name="T4"><text:tab/><text:tab/></text:span><text:span text:style-name="T2">begin</text:span></text:p>
      <text:p text:style-name="P20"><text:span text:style-name="T4"><text:tab/><text:tab/><text:tab/></text:span><text:span text:style-name="T2">print</text:span><text:span text:style-name="T4"> @messageNO</text:span><text:span text:style-name="T6">;</text:span></text:p>
      <text:p text:style-name="P20"><text:span text:style-name="T4"><text:tab/><text:tab/></text:span><text:span text:style-name="T2">end</text:span></text:p>
      <text:p text:style-name="P19">END</text:p>
      <text:p text:style-name="P23"/>
      <text:p text:style-name="P2"/>
      <text:p text:style-name="P2"/>
      <text:p text:style-name="P2"/>
      <text:p text:style-name="P6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7T15:31:42.85</meta:creation-date>
    <dc:date>2016-04-18T21:10:11.09</dc:date>
    <meta:editing-duration>PT1H33M16S</meta:editing-duration>
    <meta:editing-cycles>5</meta:editing-cycles>
    <meta:generator>OpenOffice.org/3.4$Win32 OpenOffice.org_project/340m1$Build-9590</meta:generator>
    <meta:document-statistic meta:table-count="0" meta:image-count="0" meta:object-count="0" meta:page-count="4" meta:paragraph-count="134" meta:word-count="553" meta:character-count="5043"/>
  </office:meta>
</office:document-meta>
</file>